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arial" svg:font-family="arial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32a7b" officeooo:paragraph-rsid="00132a7b"/>
    </style:style>
    <style:style style:name="P2" style:family="paragraph" style:parent-style-name="Standard" style:list-style-name="L1">
      <style:text-properties style:font-name="Arial" officeooo:rsid="00132a7b" officeooo:paragraph-rsid="00178578"/>
    </style:style>
    <style:style style:name="P3" style:family="paragraph" style:parent-style-name="Standard" style:list-style-name="L1">
      <style:text-properties style:font-name="Arial" officeooo:rsid="00132a7b" officeooo:paragraph-rsid="00132a7b"/>
    </style:style>
    <style:style style:name="P4" style:family="paragraph" style:parent-style-name="Standard" style:list-style-name="L2">
      <style:text-properties style:font-name="Arial" officeooo:rsid="00132a7b" officeooo:paragraph-rsid="00132a7b"/>
    </style:style>
    <style:style style:name="P5" style:family="paragraph" style:parent-style-name="Standard" style:list-style-name="L3">
      <style:text-properties style:font-name="Arial" officeooo:rsid="00132a7b" officeooo:paragraph-rsid="0013ee3b"/>
    </style:style>
    <style:style style:name="P6" style:family="paragraph" style:parent-style-name="Standard" style:list-style-name="L3">
      <style:text-properties style:font-name="Arial" officeooo:rsid="00132a7b" officeooo:paragraph-rsid="00178578"/>
    </style:style>
    <style:style style:name="P7" style:family="paragraph" style:parent-style-name="Standard">
      <style:text-properties style:font-name="Arial" officeooo:rsid="00164bce" officeooo:paragraph-rsid="00164bce"/>
    </style:style>
    <style:style style:name="P8" style:family="paragraph" style:parent-style-name="Standard">
      <style:text-properties style:font-name="Arial" officeooo:rsid="00178578" officeooo:paragraph-rsid="00178578"/>
    </style:style>
    <style:style style:name="P9" style:family="paragraph" style:parent-style-name="Standard" style:list-style-name="L5">
      <style:text-properties officeooo:paragraph-rsid="00178578"/>
    </style:style>
    <style:style style:name="P10" style:family="paragraph" style:parent-style-name="Standard" style:list-style-name="L7">
      <style:text-properties officeooo:paragraph-rsid="00178578"/>
    </style:style>
    <style:style style:name="P11" style:family="paragraph" style:parent-style-name="Standard">
      <style:text-properties officeooo:rsid="001aee53" officeooo:paragraph-rsid="001aee53"/>
    </style:style>
    <style:style style:name="P12" style:family="paragraph" style:parent-style-name="Standard">
      <style:text-properties officeooo:rsid="001cedc0" officeooo:paragraph-rsid="001cedc0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style:font-name="Arial" officeooo:rsid="00178578" officeooo:paragraph-rsid="00178578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style:font-name="Arial" officeooo:rsid="00164bce" officeooo:paragraph-rsid="00164bce"/>
    </style:style>
    <style:style style:name="P15" style:family="paragraph" style:parent-style-name="Standard">
      <style:paragraph-properties fo:break-before="page"/>
      <style:text-properties officeooo:rsid="001aee53" officeooo:paragraph-rsid="001aee53"/>
    </style:style>
    <style:style style:name="T1" style:family="text">
      <style:text-properties officeooo:rsid="0013ee3b"/>
    </style:style>
    <style:style style:name="T2" style:family="text">
      <style:text-properties officeooo:rsid="00164bc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64bce"/>
    </style:style>
    <style:style style:name="T5" style:family="text">
      <style:text-properties style:font-name="Arial"/>
    </style:style>
    <style:style style:name="T6" style:family="text">
      <style:text-properties style:font-name="Arial" officeooo:rsid="00178578"/>
    </style:style>
    <style:style style:name="T7" style:family="text">
      <style:text-properties style:font-name="Arial" officeooo:rsid="001930ce"/>
    </style:style>
    <style:style style:name="T8" style:family="text">
      <style:text-properties style:font-name="Arial" officeooo:rsid="001aee53"/>
    </style:style>
    <style:style style:name="T9" style:family="text">
      <style:text-properties officeooo:rsid="001ced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so 1: Crear repositorio en github</text:p>
      <text:p text:style-name="P1"/>
      <text:p text:style-name="P1">Paso 2: Configurar proyecto para usar gulp</text:p>
      <text:list xml:id="list4967431550356097653" text:style-name="L1">
        <text:list-item>
          <text:p text:style-name="P3">Abrir un terminal en la carpeta del proyecto</text:p>
        </text:list-item>
        <text:list-item>
          <text:p text:style-name="P3">Ejecutar npm init para configurar el fichero package.json</text:p>
        </text:list-item>
        <text:list-item>
          <text:p text:style-name="P2">Instalar gulp: npm install –save-dev <text:s/>gulp</text:p>
        </text:list-item>
      </text:list>
      <text:p text:style-name="P1"/>
      <text:p text:style-name="P1">Paso 3: Configurar proyecto para usar bower</text:p>
      <text:list xml:id="list3734115717049285763" text:style-name="L2">
        <text:list-item>
          <text:p text:style-name="P4">Abrir un terminal en la carpeta del proyecto</text:p>
        </text:list-item>
        <text:list-item>
          <text:p text:style-name="P4">Ejecutar bower init para configurar el fichero bower.json</text:p>
        </text:list-item>
      </text:list>
      <text:p text:style-name="P1"/>
      <text:p text:style-name="P1">Paso 4: Instalar <text:span text:style-name="T1">librerías</text:span> <text:span text:style-name="T1">básicas</text:span> con bower</text:p>
      <text:list xml:id="list5460929366892663519" text:style-name="L3">
        <text:list-item>
          <text:p text:style-name="P5">Las <text:span text:style-name="T1">instrucciones</text:span> de <text:span text:style-name="T1">instalación</text:span> de las diferentes <text:span text:style-name="T1">librerías</text:span> se buscado en la pagina web <text:span text:style-name="T1">https://bower.io/search/</text:span></text:p>
        </text:list-item>
        <text:list-item>
          <text:p text:style-name="P6"><text:span text:style-name="T1">Librerías</text:span> instaladas:</text:p>
          <text:list>
            <text:list-item>
              <text:p text:style-name="P6"><text:span text:style-name="T4">R</text:span><text:span text:style-name="T3">eset</text:span>-css 2.2.0 (bower install reset-css): css que elimina los estilos por defecto aplicados por los diferentes navegadores.</text:p>
            </text:list-item>
            <text:list-item>
              <text:p text:style-name="P6"><text:span text:style-name="T2">Bootstrap (bower install bootstrap –save-dev)</text:span></text:p>
            </text:list-item>
            <text:list-item>
              <text:p text:style-name="P6"><text:span text:style-name="T2">Angularjs (bower install angular –save-dev)</text:span></text:p>
            </text:list-item>
            <text:list-item>
              <text:p text:style-name="P6"><text:span text:style-name="T2">Angular-ui-router (bower install angular-ui-route –save-dev)</text:span></text:p>
            </text:list-item>
            <text:list-item>
              <text:p text:style-name="P6"><text:span text:style-name="T2">Angular-resource (bower install angular-resource –save-dev)</text:span></text:p>
            </text:list-item>
            <text:list-item>
              <text:p text:style-name="P6"><text:span text:style-name="T2">Font-awesome (bower install font-awesome –save-dev)</text:span></text:p>
            </text:list-item>
          </text:list>
        </text:list-item>
      </text:list>
      <text:p text:style-name="P1"/>
      <text:p text:style-name="P7">Paso 5: Crear estructura de index.html, incluyendo las librerías y los ficheros necesarios para desarrollar la aplicación con angular.js.</text:p>
      <text:list xml:id="list96474723099201993" text:style-name="L5">
        <text:list-item>
          <text:p text:style-name="P9"><text:span text:style-name="T6">Directorio css:</text:span></text:p>
          <text:list>
            <text:list-item>
              <text:p text:style-name="P9"><text:span text:style-name="T6">bootstrap-social.css: Botones para redes sociales, basados en bootstrap y font-aweso</text:span><text:span text:style-name="T8">me</text:span></text:p>
            </text:list-item>
            <text:list-item>
              <text:p text:style-name="P9"><text:span text:style-name="T6">zapateria.css: Fichero para los estilos personalizados</text:span></text:p>
            </text:list-item>
          </text:list>
        </text:list-item>
      </text:list>
      <text:p text:style-name="P13"/>
      <text:list xml:id="list185029857483526" text:continue-numbering="true" text:style-name="L5">
        <text:list-item>
          <text:p text:style-name="P9"><text:span text:style-name="T6">Directorio <text:s/>js:</text:span></text:p>
          <text:list>
            <text:list-item>
              <text:p text:style-name="P9"><text:span text:style-name="T6">app.js: crea el modulo zapatería. Contiene el control de navegación por estado</text:span></text:p>
            </text:list-item>
            <text:list-item>
              <text:p text:style-name="P9"><text:span text:style-name="T6">controller.js: crea los controladores necesarios para cada estado.</text:span></text:p>
            </text:list-item>
            <text:list-item>
              <text:p text:style-name="P9"><text:span text:style-name="T6">services.js: </text:span><text:span text:style-name="T7">contendrá</text:span><text:span text:style-name="T6"> los servicios para obtener los datos a mostrar.</text:span></text:p>
            </text:list-item>
          </text:list>
        </text:list-item>
      </text:list>
      <text:p text:style-name="P14"/>
      <text:list xml:id="list185030907391509" text:continue-numbering="true" text:style-name="L5">
        <text:list-item>
          <text:p text:style-name="P9"><text:span text:style-name="T6">Directorio templates: contiene las distintas plantillas usadas para la web</text:span></text:p>
        </text:list-item>
      </text:list>
      <text:p text:style-name="P8"><text:tab/></text:p>
      <text:p text:style-name="P8">Paso 6: Incluir la fuente Monserrat</text:p>
      <text:list xml:id="list2302064321067436129" text:style-name="L7">
        <text:list-item>
          <text:p text:style-name="P10"><text:span text:style-name="T6">html: <text:s text:c="2"/>&lt;link href="//fonts.googleapis.com/css?family=Montserrat" rel="stylesheet"&gt;</text:span></text:p>
        </text:list-item>
        <text:list-item>
          <text:p text:style-name="P10"><text:span text:style-name="T6">css: body{font-family: 'Montserrat', sans-serif;}</text:span></text:p>
        </text:list-item>
      </text:list>
      <text:p text:style-name="P11"><text:span text:style-name="T6">P</text:span><text:span text:style-name="T5">aso 7: Añadido enlace a reset-css en index.html</text:span></text:p>
      <text:p text:style-name="P11"><text:span text:style-name="T5"><text:tab/> <text:s text:c="3"/>&lt;link href="../bower_components/reset-css/reset.css" rel="stylesheet"&gt;</text:span></text:p>
      <text:p text:style-name="P11"><text:span text:style-name="T5"/></text:p>
      <text:p text:style-name="P11"><text:span text:style-name="T5"><text:line-break/></text:span></text:p>
      <text:p text:style-name="P15"><text:span text:style-name="T5">Paso 8: Configurar gulp para generar la pagina web optimizada(comprueba errores en javascript, comprime y concatena los archivos js y css, y puede ejecutar un servidor de prueba)</text:span></text:p>
      <text:p text:style-name="P11"><text:span text:style-name="T5"/></text:p>
      <text:p text:style-name="P12"><text:span text:style-name="T5">Creado el fichero gulpfile.js con las tareas mencionadas.</text:span></text:p>
      <text:p text:style-name="P12"><text:span text:style-name="T5"/></text:p>
      <text:p text:style-name="P11"><text:span text:style-name="T5">Instalar las dependencias necesarias para ejecutar el script gulp:</text:span></text:p>
      <text:p text:style-name="P11"><text:tab/>npm install jshint gulp-jshint jshint-stylish --save-dev</text:p>
      <text:p text:style-name="P11"><text:tab/>npm install gulp-imagemin --save-dev</text:p>
      <text:p text:style-name="P11"><text:s text:c="8"/><text:tab/>npm install gulp-concat --save-dev</text:p>
      <text:p text:style-name="P11"><text:s text:c="8"/><text:tab/>npm install gulp-uglify --save-dev</text:p>
      <text:p text:style-name="P11"><text:s text:c="8"/><text:tab/>npm install gulp-minify-css --save-dev</text:p>
      <text:p text:style-name="P11"><text:s text:c="7"/><text:tab/>npm install gulp-clean-css --save-dev <text:s text:c="7"/></text:p>
      <text:p text:style-name="P11"><text:s text:c="8"/><text:tab/>npm install gulp-usemin --save-dev</text:p>
      <text:p text:style-name="P11"><text:s text:c="8"/><text:tab/>npm install gulp-cache –save-dev</text:p>
      <text:p text:style-name="P11"><text:tab/><text:span text:style-name="T9">npm install gulp-changed –save-dev</text:span></text:p>
      <text:p text:style-name="P11"><text:s text:c="8"/><text:tab/>npm install gulp-rev --save-dev</text:p>
      <text:p text:style-name="P11"><text:s text:c="8"/><text:tab/>npm install gulp-rename --save-dev</text:p>
      <text:p text:style-name="P11"><text:s text:c="8"/><text:tab/>npm install gulp-notify --save-dev</text:p>
      <text:p text:style-name="P11"><text:s text:c="7"/><text:tab/>npm install browser-sync --save-dev</text:p>
      <text:p text:style-name="P11"><text:s text:c="8"/><text:tab/>npm install del --save-dev</text:p>
      <text:p text:style-name="P11"><text:s text:c="8"/><text:tab/>npm install gulp-ng-annotate --save-dev</text:p>
      <text:p text:style-name="P11"><text:s text:c="8"/><text:tab/>npm install run-sequence --save-dev</text:p>
      <text:p text:style-name="P11"><text:s text:c="8"/><text:tab/>npm install gulp-load-plugins --save-dev</text:p>
      <text:p text:style-name="P11"><text:s text:c="8"/><text:tab/>npm install gulp-foreach --save-de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arial" svg:font-family="arial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12:02:41.668565000</meta:creation-date>
    <dc:date>2016-10-01T18:50:28.921971000</dc:date>
    <meta:editing-duration>PT4H40M44S</meta:editing-duration>
    <meta:editing-cycles>3</meta:editing-cycles>
    <meta:generator>LibreOffice/5.0.4.2$MacOSX_X86_64 LibreOffice_project/2b9802c1994aa0b7dc6079e128979269cf95bc78</meta:generator>
    <meta:document-statistic meta:table-count="0" meta:image-count="0" meta:object-count="0" meta:page-count="2" meta:paragraph-count="54" meta:word-count="386" meta:character-count="2923" meta:non-whitespace-character-count="2473"/>
  </office:meta>
</office:document-meta>
</file>